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eac2a" officeooo:paragraph-rsid="000eac2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bbf4" officeooo:paragraph-rsid="000fbbf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8a50" officeooo:paragraph-rsid="00078a5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bold" officeooo:rsid="00078a50" officeooo:paragraph-rsid="00078a50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officeooo:paragraph-rsid="000f6934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officeooo:paragraph-rsid="000bb48b"/>
    </style:style>
    <style:style style:name="P7" style:family="paragraph" style:parent-style-name="Standard">
      <style:paragraph-properties fo:text-align="start" style:justify-single-word="false"/>
      <style:text-properties officeooo:paragraph-rsid="000f6934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078a5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0bb48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cb71c" officeooo:paragraph-rsid="000cb71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cb71c" officeooo:paragraph-rsid="000f693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0f693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243b95" officeooo:paragraph-rsid="000f693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f6934" officeooo:paragraph-rsid="000f693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78a50" officeooo:paragraph-rsid="00078a50" style:font-size-asian="24pt" style:font-weight-asian="bold" style:font-size-complex="24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62626" style:font-name="Roboto" fo:font-size="9.75pt" fo:letter-spacing="normal" fo:font-style="normal" fo:font-weight="normal" style:font-name-asian="Roboto" style:font-size-asian="9.75pt" style:font-style-asian="normal" style:font-weight-asian="normal" style:font-name-complex="Roboto" style:font-size-complex="9.75pt" style:font-style-complex="normal" style:font-weight-complex="normal" loext:padding="0cm" loext:border="none"/>
    </style:style>
    <style:style style:name="P17" style:family="paragraph" style:parent-style-name="Standard">
      <style:paragraph-properties fo:margin-left="0.238cm" fo:margin-right="0.238cm" fo:margin-top="0cm" fo:margin-bottom="0.159cm" loext:contextual-spacing="false" style:line-height-at-least="0.423cm" fo:text-align="start" style:justify-single-word="false" fo:text-indent="0cm" style:auto-text-indent="false" style:writing-mode="lr-tb"/>
      <style:text-properties style:font-name="Roboto" fo:font-size="9.75pt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88505" officeooo:paragraph-rsid="000f6934" style:font-size-asian="10.5pt" style:font-style-asian="normal" style:font-weight-asian="normal" style:font-size-complex="12pt" style:font-weight-complex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79b32b" officeooo:paragraph-rsid="000fbbf4" style:font-size-asian="12pt" style:font-style-asian="normal" style:font-weight-asian="normal" style:font-size-complex="12pt" style:font-weight-complex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7badc4" officeooo:paragraph-rsid="000fbbf4" style:font-size-asian="12pt" style:font-style-asian="normal" style:font-weight-asian="normal" style:font-size-complex="12pt" style:font-weight-complex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584a3" officeooo:paragraph-rsid="000f6934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Liberation Serif" fo:font-size="12pt" style:text-underline-style="none" fo:font-weight="bold" officeooo:rsid="0079b32b" officeooo:paragraph-rsid="000fbbf4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969db" style:font-weight-asian="normal" style:font-weight-complex="normal"/>
    </style:style>
    <style:style style:name="T5" style:family="text">
      <style:text-properties style:text-underline-style="none" fo:font-weight="normal" officeooo:rsid="000aa124" style:font-weight-asian="normal" style:font-weight-complex="normal"/>
    </style:style>
    <style:style style:name="T6" style:family="text">
      <style:text-properties style:text-underline-style="none" fo:font-weight="normal" officeooo:rsid="000cb71c" style:font-weight-asian="normal" style:font-weight-complex="normal"/>
    </style:style>
    <style:style style:name="T7" style:family="text">
      <style:text-properties style:text-underline-style="none" fo:font-weight="normal" officeooo:rsid="000eac2a" style:font-weight-asian="normal" style:font-weight-complex="normal"/>
    </style:style>
    <style:style style:name="T8" style:family="text">
      <style:text-properties style:text-underline-style="none" fo:font-weight="normal" officeooo:rsid="000f6934" style:font-weight-asian="normal" style:font-weight-complex="normal"/>
    </style:style>
    <style:style style:name="T9" style:family="text">
      <style:text-properties style:text-underline-style="none" fo:font-weight="normal" officeooo:rsid="000fbbf4" style:font-weight-asian="normal" style:font-weight-complex="normal"/>
    </style:style>
    <style:style style:name="T10" style:family="text">
      <style:text-properties style:text-underline-style="none" officeooo:rsid="000eac2a"/>
    </style:style>
    <style:style style:name="T11" style:family="text">
      <style:text-properties fo:font-size="12pt" style:text-underline-style="none" fo:font-weight="normal" officeooo:rsid="000969db" style:font-size-asian="12pt" style:font-weight-asian="normal" style:font-size-complex="12pt" style:font-weight-complex="normal"/>
    </style:style>
    <style:style style:name="T12" style:family="text">
      <style:text-properties fo:font-weight="bold" officeooo:rsid="00243b95" style:font-weight-asian="bold" style:font-weight-complex="bold"/>
    </style:style>
    <style:style style:name="T13" style:family="text">
      <style:text-properties fo:font-weight="bold" officeooo:rsid="0023e654" style:font-weight-asian="bold" style:font-weight-complex="bold"/>
    </style:style>
    <style:style style:name="T14" style:family="text">
      <style:text-properties fo:font-size="18pt" style:text-underline-style="none" fo:font-weight="bold" officeooo:rsid="00078a50" style:font-size-asian="15.75pt" style:font-weight-asian="bold" style:font-size-complex="18pt" style:font-weight-complex="bold"/>
    </style:style>
    <style:style style:name="T15" style:family="text">
      <style:text-properties fo:font-size="18pt" style:text-underline-style="none" fo:font-weight="bold" officeooo:rsid="000eac2a" style:font-size-asian="18pt" style:font-weight-asian="bold" style:font-size-complex="18pt" style:font-weight-complex="bold"/>
    </style:style>
    <style:style style:name="T16" style:family="text">
      <style:text-properties fo:font-size="18pt" style:text-underline-style="none" fo:font-weight="bold" officeooo:rsid="000cb71c" style:font-size-asian="18pt" style:font-weight-asian="bold" style:font-size-complex="18pt" style:font-weight-complex="bold"/>
    </style:style>
    <style:style style:name="T17" style:family="text">
      <style:text-properties fo:font-size="18pt" style:text-underline-style="none" fo:font-weight="bold" officeooo:rsid="000f6934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normal" officeooo:rsid="00078a50" style:font-size-asian="15.75pt" style:font-weight-asian="normal" style:font-size-complex="18pt" style:font-weight-complex="normal"/>
    </style:style>
    <style:style style:name="T19" style:family="text">
      <style:text-properties fo:font-size="18pt" style:text-underline-style="none" fo:font-weight="normal" officeooo:rsid="000f6934" style:font-size-asian="15.75pt" style:font-weight-asian="normal" style:font-size-complex="18pt" style:font-weight-complex="normal"/>
    </style:style>
    <style:style style:name="T20" style:family="text">
      <style:text-properties fo:font-variant="normal" fo:text-transform="none" fo:color="#000000" style:font-name="Roboto" fo:letter-spacing="normal"/>
    </style:style>
    <style:style style:name="T21" style:family="text">
      <style:text-properties fo:font-variant="normal" fo:text-transform="none" fo:color="#000000" style:font-name="Roboto" fo:letter-spacing="normal" fo:font-style="normal" style:text-underline-style="none"/>
    </style:style>
    <style:style style:name="T22" style:family="text">
      <style:text-properties fo:font-variant="normal" fo:text-transform="none" fo:color="#000000" style:font-name="Roboto" fo:letter-spacing="normal" fo:font-style="normal" style:text-underline-style="none" officeooo:rsid="000bb48b"/>
    </style:style>
    <style:style style:name="T23" style:family="text">
      <style:text-properties fo:font-variant="normal" fo:text-transform="none" fo:color="#000000" style:font-name="Roboto" fo:letter-spacing="normal" fo:font-style="normal" style:text-underline-style="none" officeooo:rsid="00243b95"/>
    </style:style>
    <style:style style:name="T24" style:family="text">
      <style:text-properties fo:font-variant="normal" fo:text-transform="none" fo:color="#000000" style:font-name="Roboto" fo:letter-spacing="normal" officeooo:rsid="000f6934"/>
    </style:style>
    <style:style style:name="T25" style:family="text">
      <style:text-properties fo:font-variant="normal" fo:text-transform="none" fo:color="#000000" style:font-name="Roboto" fo:font-size="9.75pt" fo:letter-spacing="normal" fo:font-style="normal" style:text-underline-style="none" fo:font-weight="normal" officeooo:rsid="000bb48b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Roboto" fo:font-size="9.75pt" fo:letter-spacing="normal" fo:font-style="normal" style:text-underline-style="none" fo:font-weight="normal" officeooo:rsid="000f6934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12e5ed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243b95" style:font-size-asian="10.5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243b95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243b95" style:font-size-asian="10.5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0f6934" style:font-size-asian="10.5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0aa124" style:font-weight-asian="normal" style:font-weight-complex="normal"/>
    </style:style>
    <style:style style:name="T33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0bb48b" style:font-weight-asian="normal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aa124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bb48b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fo:letter-spacing="normal"/>
    </style:style>
    <style:style style:name="T37" style:family="text">
      <style:text-properties fo:font-variant="normal" fo:text-transform="none" fo:color="#000000" fo:letter-spacing="normal" officeooo:rsid="001584a3"/>
    </style:style>
    <style:style style:name="T38" style:family="text">
      <style:text-properties fo:font-variant="normal" fo:text-transform="none" fo:color="#000000" fo:letter-spacing="normal" officeooo:rsid="000f6934"/>
    </style:style>
    <style:style style:name="T39" style:family="text">
      <style:text-properties fo:color="#000000" style:font-name="Liberation Serif" style:text-underline-style="none" fo:font-weight="normal" officeooo:rsid="000969db" style:font-weight-asian="normal" style:font-weight-complex="normal"/>
    </style:style>
    <style:style style:name="T40" style:family="text">
      <style:text-properties officeooo:rsid="00243b95"/>
    </style:style>
    <style:style style:name="T41" style:family="text">
      <style:text-properties officeooo:rsid="0025d013"/>
    </style:style>
    <style:style style:name="T42" style:family="text">
      <style:text-properties style:text-position="super 58%" officeooo:rsid="0025d013"/>
    </style:style>
    <style:style style:name="T43" style:family="text">
      <style:text-properties style:text-outline="false" style:text-line-through-style="none" style:text-line-through-type="none" style:font-name="Liberation Sans1" fo:font-size="12pt" fo:font-style="normal" fo:text-shadow="none" fo:font-weight="normal" style:font-size-asian="10.5pt" style:font-style-asian="normal" style:font-weight-asian="normal" style:font-size-complex="12pt" style:font-weight-complex="normal" style:text-emphasize="none"/>
    </style:style>
    <style:style style:name="T44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288505" style:font-size-asian="10.5pt" style:font-style-asian="normal" style:font-weight-asian="normal" style:font-size-complex="12pt" style:font-weight-complex="norm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fo:font-weight="normal" style:font-size-asian="18pt" style:font-style-asian="normal" style:font-weight-asian="normal" style:font-weight-complex="normal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fo:font-weight="normal" officeooo:rsid="007badc4" style:font-size-asian="18pt" style:font-style-asian="normal" style:font-weight-asian="normal" style:font-weight-complex="normal" style:text-emphasize="none"/>
    </style:style>
    <style:style style:name="T47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weight-complex="normal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fo:font-weight="normal" officeooo:rsid="007badc4" style:font-style-asian="normal" style:font-weight-asian="normal" style:font-weight-complex="normal" style:text-emphasize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ssignment 2</text:p>
      <text:p text:style-name="P3"><text:span text:style-name="T1"/></text:p>
      <text:p text:style-name="P4">Task 1 <text:span text:style-name="T1">:- Make 5 partitions in pendrive</text:span></text:p>
      <text:p text:style-name="P7"><text:span text:style-name="T14">Steps</text:span><text:span text:style-name="T18"> :- </text:span><text:span text:style-name="T19">Making partitions</text:span></text:p>
      <text:p text:style-name="P7"><text:span text:style-name="T18"><text:s text:c="14"/></text:span><text:span text:style-name="T11">#umount /dev/sdb1(to unmount the pendrive)</text:span></text:p>
      <text:p text:style-name="P8"><text:span text:style-name="T4"><text:s text:c="20"/>#lsblk (to check wether pendrive is still mounted or not)</text:span></text:p>
      <text:p text:style-name="P9"><text:span text:style-name="T4"><text:s text:c="20"/></text:span><text:span text:style-name="T39">#</text:span><text:span text:style-name="T32">sudo mkfs -t ext4 /dev/sdb</text:span></text:p>
      <text:p text:style-name="P6"><text:span text:style-name="T34"><text:s text:c="20"/></text:span><text:span text:style-name="T35">#</text:span><text:span text:style-name="T25">lsblk --fs<text:line-break/> <text:s text:c="18"/></text:span><text:span text:style-name="T26">#</text:span><text:span text:style-name="T25">fdisk /dev/sdb</text:span></text:p>
      <text:p text:style-name="P12"><text:span text:style-name="T13"><text:s text:c="27"/>First partition – <text:s text:c="4"/>n -&gt; p -&gt; 1 -&gt; enter -&gt; </text:span><text:span text:style-name="T12">+10M (sdb1)</text:span></text:p>
      <text:p text:style-name="P13"><text:s text:c="27"/>Second partition - <text:s/>n -&gt; p -&gt; 2 -&gt; enter -&gt; +10M (sdb2)</text:p>
      <text:p text:style-name="P13"><text:s text:c="27"/>Third partition - <text:s text:c="3"/>n -&gt; p -&gt; 3 -&gt; enter -&gt; +10M (sdb3)</text:p>
      <text:p text:style-name="P13"><text:s text:c="27"/>Extended part <text:s text:c="4"/>- n -&gt; e -&gt; enter -&gt; +7G <text:s text:c="11"/>(sdb4)</text:p>
      <text:p text:style-name="P13"><text:s text:c="27"/>Fourth partition - <text:s/>n -&gt; enter -&gt; +50M <text:s text:c="15"/>(sdb5)</text:p>
      <text:p text:style-name="P13"><text:s text:c="27"/>Fifth partition - <text:s text:c="5"/>n -&gt; enter -&gt; +50M <text:s text:c="15"/>(sdb6)</text:p>
      <text:p text:style-name="P13"><text:s text:c="60"/>w -&gt; (saves the partition on disk) </text:p>
      <text:p text:style-name="P7"><text:span text:style-name="T30"><text:s text:c="15"/></text:span><text:span text:style-name="T31">#</text:span><text:span text:style-name="T28">partprobe (save to the kernel)</text:span></text:p>
      <text:p text:style-name="P7"><text:span text:style-name="T25"/></text:p>
      <text:p text:style-name="P14"><text:span text:style-name="T22">M</text:span><text:span text:style-name="T21">onuting these partitions:-</text:span></text:p>
      <text:p text:style-name="P14"><text:span text:style-name="T21"><text:s text:c="16"/></text:span><text:span text:style-name="T27"># </text:span><text:span text:style-name="T28">cd /</text:span></text:p>
      <text:p text:style-name="P12"><text:s text:c="27"/># <text:span text:style-name="T40">sudo mkdir mnt1 mnt2 mnt3 mnt4 mnt5 (made the mount points)</text:span></text:p>
      <text:p text:style-name="P12"><text:s text:c="27"/><text:span text:style-name="T41"># sudo mkfs.ext4 /dev/sdb1 (giving file system to 1</text:span><text:span text:style-name="T42">st</text:span><text:span text:style-name="T41"> partition)</text:span></text:p>
      <text:p text:style-name="P12"><text:s text:c="27"/><text:span text:style-name="T41"># sudo mkfs.ext4 /dev/sdb2 (giving file system to 2</text:span><text:span text:style-name="T42">nd</text:span><text:span text:style-name="T41">partition)</text:span></text:p>
      <text:p text:style-name="P12"><text:s text:c="27"/><text:span text:style-name="T41"># sudo mkfs.ext4 /dev/sdb3 (giving file system to 3</text:span><text:span text:style-name="T42">rd</text:span><text:span text:style-name="T41">partition)</text:span></text:p>
      <text:p text:style-name="P12"><text:s text:c="27"/><text:span text:style-name="T41"># sudo mkfs.ext4 /dev/sdb5 (giving file system to 4</text:span><text:span text:style-name="T42">th</text:span><text:span text:style-name="T41">partition)</text:span></text:p>
      <text:p text:style-name="P12"><text:s text:c="27"/><text:span text:style-name="T41"># sudo mkfs.ext4 /dev/sdb6 (giving file system to 5</text:span><text:span text:style-name="T42">th</text:span><text:span text:style-name="T41">partition)</text:span></text:p>
      <text:p text:style-name="P12"><text:s text:c="27"/># <text:span text:style-name="T40">sudo mount /dev/sdb1 /mnt1</text:span></text:p>
      <text:p text:style-name="P12"><text:s text:c="27"/># <text:span text:style-name="T40">sudo mount /dev/sdb2 /mnt2</text:span></text:p>
      <text:p text:style-name="P12"><text:s text:c="27"/># <text:span text:style-name="T40">sudo mount /dev/sdb3 /mnt3</text:span></text:p>
      <text:p text:style-name="P12"><text:s text:c="27"/># <text:span text:style-name="T40">sudo mount /dev/sdb5 /mnt4</text:span></text:p>
      <text:p text:style-name="P14"><text:span text:style-name="T27"><text:s text:c="21"/></text:span><text:span text:style-name="T29"># sudo mount /dev/sdb6 /mnt5</text:span></text:p>
      <text:p text:style-name="P14"><text:span text:style-name="T29"/></text:p>
      <text:p text:style-name="P14"><text:span text:style-name="T29"/></text:p>
      <text:p text:style-name="P14"><text:span text:style-name="T23">C</text:span><text:span text:style-name="T21">hecking:-</text:span></text:p>
      <text:p text:style-name="P21"><text:span text:style-name="T43"><text:s text:c="30"/># </text:span><text:span text:style-name="T44">cd /mnt1</text:span></text:p>
      <text:p text:style-name="P18"><text:span text:style-name="T20"><text:s text:c="26"/># sudo touch test.</text:span><text:span text:style-name="T24">txt</text:span></text:p>
      <text:p text:style-name="P18"><text:span text:style-name="T24"><text:s text:c="26"/></text:span><text:span text:style-name="T37"><text:s/></text:span><text:span text:style-name="T36"># sudo umount /dev/sdb1</text:span></text:p>
      <text:p text:style-name="P18"><text:span text:style-name="T36"><text:s text:c="30"/></text:span><text:span text:style-name="T38"># Similarly for all other partitions.</text:span></text:p>
      <text:p text:style-name="P7"><text:span text:style-name="T25"/></text:p>
      <text:section text:style-name="Sect1" text:name=":ch.co">
        <text:section text:style-name="Sect1" text:name=":ck.ma">
          <text:p text:style-name="P17"/>
        </text:section>
      </text:section>
      <text:p text:style-name="P16"><text:span text:style-name="T33"/></text:p>
      <text:p text:style-name="P9"><text:span text:style-name="T5"><text:line-break/></text:span><text:span text:style-name="T16">Task2 </text:span><text:span text:style-name="T17">:- Logical Volume Management</text:span></text:p>
      <text:p text:style-name="P5"><text:span text:style-name="T6">Step</text:span><text:span text:style-name="T8">1</text:span><text:span text:style-name="T6"> :- <text:s/></text:span><text:span text:style-name="T9">Creating a LVM of 1GB</text:span></text:p>
      <text:p text:style-name="P11"><text:span text:style-name="T9"><text:s/>#</text:span><text:span text:style-name="T3">sudo parted -a opt /dev/sdb mkpart primary ext4 0% 100%</text:span></text:p>
      <text:p text:style-name="P10"><text:span text:style-name="T3"><text:s/></text:span><text:span text:style-name="T9">#</text:span><text:span text:style-name="T3">sudo lvmdiskscan</text:span></text:p>
      <text:p text:style-name="P10"><text:span text:style-name="T3"><text:s/></text:span><text:span text:style-name="T9">#</text:span><text:span text:style-name="T3">sudo pvcreate /dev/sdb</text:span></text:p>
      <text:p text:style-name="P10"><text:span text:style-name="T3"><text:s/></text:span><text:span text:style-name="T9">#</text:span><text:span text:style-name="T3">sudo pvs</text:span></text:p>
      <text:p text:style-name="P10"><text:soft-page-break/><text:span text:style-name="T3"><text:s/></text:span><text:span text:style-name="T9">#</text:span><text:span text:style-name="T3">sudo vgcreate LVMgroup /dev/sdb</text:span></text:p>
      <text:p text:style-name="P10"><text:span text:style-name="T3"><text:s/></text:span><text:span text:style-name="T9">#</text:span><text:span text:style-name="T3">sudo vgs</text:span></text:p>
      <text:p text:style-name="P10"><text:span text:style-name="T3"><text:s/></text:span><text:span text:style-name="T9">#</text:span><text:span text:style-name="T3">sudo lvcreate -L 1G -n projects LVMgroup</text:span></text:p>
      <text:p text:style-name="P10"><text:span text:style-name="T3"><text:s/></text:span><text:span text:style-name="T9">#</text:span><text:span text:style-name="T3">sudo vgs</text:span></text:p>
      <text:p text:style-name="P10"><text:span text:style-name="T3"><text:s/></text:span><text:span text:style-name="T9">#</text:span><text:span text:style-name="T3">sudo lvdisplay</text:span></text:p>
      <text:p text:style-name="P1"><text:span text:style-name="T2">Step2 :- Extending the size to 1.5GB</text:span></text:p>
      <text:p text:style-name="P10"><text:span text:style-name="T3"><text:s text:c="21"/></text:span><text:span text:style-name="T8">#</text:span><text:span text:style-name="T3">lvextend -L+500M /dev/LVMgroup/projects</text:span></text:p>
      <text:p text:style-name="P10"><text:span text:style-name="T3"><text:s text:c="21"/></text:span><text:span text:style-name="T8">#</text:span><text:span text:style-name="T3">sudo lvextend -L+500M /dev/LVMgroup/projects</text:span></text:p>
      <text:p text:style-name="P10"><text:span text:style-name="T3"><text:s text:c="21"/></text:span><text:span text:style-name="T8">#</text:span><text:span text:style-name="T3">sudo lvdisplay</text:span></text:p>
      <text:p text:style-name="P10"><text:span text:style-name="T3"><text:s/></text:span><text:span text:style-name="T15">Step3:- Reducing the size to 500MB</text:span></text:p>
      <text:p text:style-name="P10"><text:span text:style-name="T3"><text:s text:c="20"/></text:span><text:span text:style-name="T7">#</text:span><text:span text:style-name="T3">sudo resize2fs -p /dev/LVMgroup/projects 500M</text:span></text:p>
      <text:p text:style-name="P10"><text:span text:style-name="T3"><text:s text:c="19"/></text:span><text:span text:style-name="T7">#</text:span><text:span text:style-name="T3">sudo fsck -t ext4 -f /dev/LVMgroup/projects</text:span></text:p>
      <text:p text:style-name="P10"><text:span text:style-name="T3"><text:s text:c="19"/></text:span><text:span text:style-name="T7">#</text:span><text:span text:style-name="T3">sudo mkfs.ext4 /dev/LVMgroup/projects</text:span></text:p>
      <text:p text:style-name="P10"><text:span text:style-name="T3"><text:s text:c="19"/></text:span><text:span text:style-name="T7">#</text:span><text:span text:style-name="T3">sudo e2fsck -ff /dev/LVMgroup/projects</text:span></text:p>
      <text:p text:style-name="P10"><text:span text:style-name="T3"><text:s text:c="19"/></text:span><text:span text:style-name="T7">#</text:span><text:span text:style-name="T3">sudo resize2fs -p /dev/LVMgroup/projects 500M</text:span></text:p>
      <text:p text:style-name="P10"><text:span text:style-name="T3"><text:s text:c="18"/></text:span><text:span text:style-name="T7">#</text:span><text:span text:style-name="T3">sudo lvdisplay</text:span></text:p>
      <text:p text:style-name="P10"><text:span text:style-name="T3"><text:s text:c="18"/></text:span><text:span text:style-name="T7">#</text:span><text:span text:style-name="T3">sudo lvreduce -L 500M /dev/LVMgroup/projects</text:span></text:p>
      <text:p text:style-name="P10"><text:span text:style-name="T3"><text:s text:c="18"/></text:span><text:span text:style-name="T7">#</text:span><text:span text:style-name="T3">sudo resize2fs /dev/LVMgroup/projects</text:span></text:p>
      <text:p text:style-name="P10"><text:span text:style-name="T3"><text:s text:c="18"/></text:span><text:span text:style-name="T7"># sudo lvdisplay(to confirm) </text:span></text:p>
      <text:p text:style-name="P10"><text:span text:style-name="T7"/></text:p>
      <text:p text:style-name="P10"><text:span text:style-name="T7"/></text:p>
      <text:p text:style-name="P2"><text:span text:style-name="T10">T</text:span><text:span text:style-name="T2">ask3:- Scripting Task</text:span></text:p>
      <text:p text:style-name="P22"><text:span text:style-name="T47">#!/bin/bash</text:span></text:p>
      <text:p text:style-name="P19"><text:s text:c="4"/>char=”2”</text:p>
      <text:p text:style-name="P19"><text:s text:c="4"/>#abc=echo -n $char|wc -c</text:p>
      <text:p text:style-name="P19"><text:s text:c="4"/>if [$char -gt “9” ] &amp;&amp; [$char -it “100”]</text:p>
      <text:p text:style-name="P22"><text:span text:style-name="T47"><text:s text:c="4"/></text:span><text:span text:style-name="T48">then</text:span></text:p>
      <text:p text:style-name="P20"><text:s text:c="4"/>echo “double digit”</text:p>
      <text:p text:style-name="P20"><text:s text:c="4"/>else</text:p>
      <text:p text:style-name="P20"><text:s text:c="4"/>if [ $char -it “10” ]</text:p>
      <text:p text:style-name="P20"><text:s text:c="4"/>then</text:p>
      <text:p text:style-name="P20"><text:s text:c="4"/>echo “its single digit”</text:p>
      <text:p text:style-name="P20"><text:s text:c="4"/>else</text:p>
      <text:p text:style-name="P20"><text:s text:c="4"/>echo “invalid code”</text:p>
      <text:p text:style-name="P20"><text:s text:c="4"/>fi</text:p>
      <text:p text:style-name="P2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22:36.514775884</meta:creation-date>
    <dc:date>2018-05-22T22:30:13.113834635</dc:date>
    <meta:editing-duration>PT1H14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2" meta:word-count="369" meta:character-count="3329" meta:non-whitespace-character-count="1930"/>
  </office:meta>
</office:document-meta>
</file>